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ksko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office:value-type="string" calcext:value-type="string">
            <text:p>Německo/Západní Německo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</table:table-row>
        <table:table-row table:style-name="ro1">
          <table:table-cell table:number-columns-repeated="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3_W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0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Ä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</table:table>
      <table:table table:name="1994_WOG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table:number-columns-repeated="13"/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R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</table:table>
      <table:table table:name="200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</table:table>
      <table:table table:name="200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</table:table>
      <table:table table:name="200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</table:table-row>
      </table:table>
      <table:table table:name="200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</table:table>
      <table:table table:name="200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G</text:p>
          </table:table-cell>
        </table:table-row>
      </table:table>
      <table:table table:name="200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1-09T23:06:56.551000000</dc:date>
    <meta:editing-duration>PT5H6M46S</meta:editing-duration>
    <meta:editing-cycles>78</meta:editing-cycles>
    <meta:generator>LibreOffice/7.5.2.2$Windows_X86_64 LibreOffice_project/53bb9681a964705cf672590721dbc85eb4d0c3a2</meta:generator>
    <meta:document-statistic meta:table-count="84" meta:cell-count="3835" meta:object-count="0"/>
  </office:meta>
</office:document-meta>
</file>